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6.69mm"/>
    </style:style>
    <style:style style:name="co2" style:family="table-column">
      <style:table-column-properties fo:break-before="auto" style:column-width="26.76mm"/>
    </style:style>
    <style:style style:name="co3" style:family="table-column">
      <style:table-column-properties fo:break-before="auto" style:column-width="18.87mm"/>
    </style:style>
    <style:style style:name="co4" style:family="table-column">
      <style:table-column-properties fo:break-before="auto" style:column-width="20.5mm"/>
    </style:style>
    <style:style style:name="co5" style:family="table-column">
      <style:table-column-properties fo:break-before="auto" style:column-width="18.33mm"/>
    </style:style>
    <style:style style:name="co6" style:family="table-column">
      <style:table-column-properties fo:break-before="auto" style:column-width="15.06mm"/>
    </style:style>
    <style:style style:name="co7" style:family="table-column">
      <style:table-column-properties fo:break-before="auto" style:column-width="12.61mm"/>
    </style:style>
    <style:style style:name="co8" style:family="table-column">
      <style:table-column-properties fo:break-before="auto" style:column-width="13.69mm"/>
    </style:style>
    <style:style style:name="co9" style:family="table-column">
      <style:table-column-properties fo:break-before="auto" style:column-width="10.42mm"/>
    </style:style>
    <style:style style:name="co10" style:family="table-column">
      <style:table-column-properties fo:break-before="auto" style:column-width="19.14mm"/>
    </style:style>
    <style:style style:name="co11" style:family="table-column">
      <style:table-column-properties fo:break-before="auto" style:column-width="4.97mm"/>
    </style:style>
    <style:style style:name="co12" style:family="table-column">
      <style:table-column-properties fo:break-before="auto" style:column-width="45.47mm"/>
    </style:style>
    <style:style style:name="co13" style:family="table-column">
      <style:table-column-properties fo:break-before="auto" style:column-width="6.88mm"/>
    </style:style>
    <style:style style:name="co14" style:family="table-column">
      <style:table-column-properties fo:break-before="auto" style:column-width="55.28mm"/>
    </style:style>
    <style:style style:name="co15" style:family="table-column">
      <style:table-column-properties fo:break-before="auto" style:column-width="15.59mm"/>
    </style:style>
    <style:style style:name="co1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pu_nbad" table:style-name="ta1">
        <table:shapes>
          <draw:frame draw:z-index="0" draw:style-name="gr1" draw:text-style-name="P1" svg:width="314.18mm" svg:height="194.97mm" svg:x="69.36mm" svg:y="14.61mm">
            <draw:object draw:notify-on-update-of-ranges="cpu_nbad.L4:cpu_nbad.L2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Default" office:value-type="string" calcext:value-type="string">
            <text:p>Linux</text:p>
          </table:table-cell>
          <table:table-cell office:value-type="string" calcext:value-type="string">
            <text:p>4.16.6-1-ARCH</text:p>
          </table:table-cell>
          <table:table-cell office:value-type="string" calcext:value-type="string">
            <text:p>(ro-n0745)</text:p>
          </table:table-cell>
          <table:table-cell table:style-name="ce1" office:value-type="string" calcext:value-type="string">
            <text:p>12.06.2018</text:p>
          </table:table-cell>
          <table:table-cell office:value-type="string" calcext:value-type="string">
            <text:p>_x86_64_</text:p>
          </table:table-cell>
          <table:table-cell office:value-type="string" calcext:value-type="string">
            <text:p>(4</text:p>
          </table:table-cell>
          <table:table-cell office:value-type="string" calcext:value-type="string">
            <text:p>CPU)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09:12:49</text:p>
          </table:table-cell>
          <table:table-cell office:value-type="string" calcext:value-type="string">
            <text:p>UID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%usr</text:p>
          </table:table-cell>
          <table:table-cell office:value-type="string" calcext:value-type="string">
            <text:p>%system</text:p>
          </table:table-cell>
          <table:table-cell office:value-type="string" calcext:value-type="string">
            <text:p>%guest</text:p>
          </table:table-cell>
          <table:table-cell office:value-type="string" calcext:value-type="string">
            <text:p>%wait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Comma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12:50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2:51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2:52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2:53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2:54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2:55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2:56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2:57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2:58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2:59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3:00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3:01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3:02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3:03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3:04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3:05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3:06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3:07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3:08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3:09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3:10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3:11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3:12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3:13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3:14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3:15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3:16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3:17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3:18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3:19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3:20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3:21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3:22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3:23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3:24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3:25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3:26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3:27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3:28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3:29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3:30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3:31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3:32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3:33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3:34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3:35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3:36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3:37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3:38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3:39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3:40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3:41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office:value-type="float" office:value="49" calcext:value-type="float">
            <text:p>4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3:42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3:43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3:44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3:45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3:46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3:47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3:48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3:49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3:50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3:51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3:52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3:53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3:54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3:55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3:56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3:57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3:58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3:59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4:00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4:01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4:02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4:03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4:04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4:05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4:06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4:07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4:08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4:09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4:10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4:11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4:12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4:13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4:14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4:15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4:16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4:17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4:18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4:19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4:20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4:21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4:22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4:23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4:24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4:25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4:26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4:27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4:28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4:29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4:30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4:31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4:32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4:33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4:34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4:35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4:36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4:37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4:38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4:39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4:40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4:41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4:42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4:43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4:44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4:45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4:46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4:47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4:48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4:49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4:50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4:51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4:52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4:53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4:54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4:55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4:56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4:57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4:58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4:59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5:00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5:01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5:02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5:03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5:04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5:05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5:06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5:07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5:08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5:09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5:10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5:11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5:12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5:13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5:14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5:15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5:16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5:17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5:18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5:19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5:20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5:21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5:22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5:23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5:24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5:25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5:26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5:27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5:28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5:29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5:30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5:31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5:32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5:33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5:34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5:35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5:36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5:37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5:38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5:39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5:40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5:41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5:42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5:43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5:44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5:45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5:46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5:47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5:48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5:49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5:50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5:51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5:52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5:53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5:54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5:55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5:56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5:57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5:58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5:59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6:00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6:01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6:02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6:03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6:04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6:05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6:06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6:07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6:08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6:09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6:10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6:11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6:12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6:13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6:14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6:15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6:16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6:17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6:18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6:19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6:20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6:21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6:22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6:23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6:24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6:25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6:26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6:27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6:28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6:29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6:30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6:31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6:32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6:33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6:34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6:35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6:36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6:37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6:38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6:39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6:40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6:41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6:42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6:43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6:44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6:45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6:46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6:47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6:48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6:49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6:50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6:51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6:52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6:53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6:54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6:55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6:56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6:57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09:16:58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Default" office:value-type="string" calcext:value-type="string">
            <text:p>Średnia:</text:p>
          </table:table-cell>
          <table:table-cell office:value-type="float" office:value="1000" calcext:value-type="float">
            <text:p>1000</text:p>
          </table:table-cell>
          <table:table-cell office:value-type="float" office:value="6470" calcext:value-type="float">
            <text:p>6470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ython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2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2T09:38:16.957596085</dc:date>
    <meta:editing-duration>PT1M46S</meta:editing-duration>
    <meta:editing-cycles>1</meta:editing-cycles>
    <meta:document-statistic meta:table-count="1" meta:cell-count="3767" meta:object-count="1"/>
    <meta:generator>LibreOffice/6.0.3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31.419cm" svg:height="19.498cm" xlink:href=".." xlink:type="simple" chart:class="chart:scatter" chart:style-name="ch1">
        <chart:plot-area chart:style-name="ch2" table:cell-range-address="cpu_nbad.L4:cpu_nbad.L252" svg:x="0.628cm" svg:y="0.389cm" svg:width="30.163cm" svg:height="18.72cm">
          <chartooo:coordinate-region svg:x="1.249cm" svg:y="0.588cm" svg:width="29.076cm" svg:height="17.87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cpu_nbad.L4:cpu_nbad.L252" chart:class="chart:scatter">
            <chart:data-point chart:repeated="249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pu_nbad.L4:cpu_nbad.L2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